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i-vow-to-thee-my-country-slides-page1.png" manifest:media-type="image/png"/>
  <manifest:file-entry manifest:full-path="Pictures/i-vow-to-thee-my-country-slides-page2.png" manifest:media-type="image/png"/>
  <manifest:file-entry manifest:full-path="Pictures/i-vow-to-thee-my-country-slides-page3.png" manifest:media-type="image/png"/>
  <manifest:file-entry manifest:full-path="Pictures/i-vow-to-thee-my-country-slides-page4.png" manifest:media-type="image/png"/>
  <manifest:file-entry manifest:full-path="Pictures/i-vow-to-thee-my-country-slides-page5.png" manifest:media-type="image/png"/>
  <manifest:file-entry manifest:full-path="Pictures/i-vow-to-thee-my-country-slides-page6.png" manifest:media-type="image/png"/>
  <manifest:file-entry manifest:full-path="Pictures/i-vow-to-thee-my-country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vow-to-thee-my-country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vow-to-thee-my-country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vow-to-thee-my-country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vow-to-thee-my-country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vow-to-thee-my-country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vow-to-thee-my-country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vow-to-thee-my-country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